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0429in"/>
    </style:style>
    <style:style style:name="co3" style:family="table-column">
      <style:table-column-properties fo:break-before="auto" style:column-width="3.9819in"/>
    </style:style>
    <style:style style:name="ro5" style:family="table-row">
      <style:table-row-properties style:row-height="0.178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54in" fo:break-before="auto" style:use-optimal-row-height="true"/>
    </style:style>
    <style:style style:name="ro6" style:family="table-row">
      <style:table-row-properties style:row-height="0.6516in" fo:break-before="auto" style:use-optimal-row-height="true"/>
    </style:style>
    <style:style style:name="ro7" style:family="table-row">
      <style:table-row-properties style:row-height="0.8091in" fo:break-before="auto" style:use-optimal-row-height="true"/>
    </style:style>
    <style:style style:name="ro8"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in"/>
    </style:style>
    <style:style style:name="ce2" style:family="table-cell" style:parent-style-name="Default">
      <style:table-cell-properties fo:wrap-option="wrap"/>
    </style:style>
  </office:automatic-styles>
  <office:body>
    <office:spreadsheet>
      <table:table table:name="Sheet1" table:style-name="ta1">
        <table:table-column table:style-name="co1" table:default-cell-style-name="Default"/>
        <table:table-column table:style-name="co2" table:default-cell-style-name="ce2"/>
        <table:table-column table:style-name="co1" table:default-cell-style-name="Default"/>
        <table:table-column table:style-name="co3" table:default-cell-style-name="ce2"/>
        <table:table-column table:style-name="co1" table:default-cell-style-name="Default"/>
        <table:table-row table:style-name="ro2">
          <table:table-cell table:style-name="ce1" office:value-type="string">
            <text:p>File no.</text:p>
          </table:table-cell>
          <table:table-cell office:value-type="string">
            <text:p>SENTENCE</text:p>
          </table:table-cell>
          <table:table-cell office:value-type="string">
            <text:p>ID</text:p>
          </table:table-cell>
          <table:table-cell/>
          <table:table-cell office:value-type="string">
            <text:p>newID</text:p>
          </table:table-cell>
        </table:table-row>
        <table:table-row table:style-name="ro2">
          <table:table-cell table:style-name="ce1" office:value-type="string">
            <text:p>2a</text:p>
          </table:table-cell>
          <table:table-cell office:value-type="string">
            <text:p>Jam kitai diatu pukul sepuluh malam.</text:p>
          </table:table-cell>
          <table:table-cell office:value-type="string">
            <text:p>M001_001</text:p>
          </table:table-cell>
          <table:table-cell office:value-type="string">
            <text:p>jamil jejak nugung bukong kesepuluh malam </text:p>
          </table:table-cell>
          <table:table-cell office:value-type="string">
            <text:p>ibm001_001</text:p>
          </table:table-cell>
        </table:table-row>
        <table:table-row table:style-name="ro2">
          <table:table-cell table:style-name="ce1" office:value-type="string">
            <text:p>2b</text:p>
          </table:table-cell>
          <table:table-cell office:value-type="string">
            <text:p>Diatu kami nabur ka berita ari WaiFM Kuching.</text:p>
          </table:table-cell>
          <table:table-cell office:value-type="string">
            <text:p>M001_002</text:p>
          </table:table-cell>
          <table:table-cell office:value-type="string">
            <text:p>ngunjungka summer labuh complete zahari ys tengkujuh </text:p>
          </table:table-cell>
          <table:table-cell office:value-type="string">
            <text:p>ibm001_002</text:p>
          </table:table-cell>
        </table:table-row>
        <table:table-row table:style-name="ro3">
          <table:table-cell table:style-name="ce1" office:value-type="float" office:value="3">
            <text:p>3</text:p>
          </table:table-cell>
          <table:table-cell office:value-type="string">
            <text:p>sapit menteri besai Tan Sri Muhidin Jasin bisi mansut ka langgur penemu ngagai kabinet ti ngasoh perintah agi nyadung bantu rakyat satu Malaysia BR satu M.</text:p>
          </table:table-cell>
          <table:table-cell office:value-type="string">
            <text:p>M001_003</text:p>
          </table:table-cell>
          <table:table-cell office:value-type="string">
            <text:p>soh january telesak jutamas alimuddin liansin bisi masu kelang murut perenggan derikta tebingan ijazah kelinda anyie lembang suraya santubong besembiang software </text:p>
          </table:table-cell>
          <table:table-cell office:value-type="string">
            <text:p>ibm001_003</text:p>
          </table:table-cell>
        </table:table-row>
        <table:table-row table:style-name="ro3">
          <table:table-cell table:style-name="ce1" office:value-type="float" office:value="4">
            <text:p>4</text:p>
          </table:table-cell>
          <table:table-cell office:value-type="string">
            <text:p>iya madah ka pekara tu bisi dikerandau ka ba aum ninting minggu kabinet kemari ti bercherminka menteri besai datuk seri najib tun razak</text:p>
          </table:table-cell>
          <table:table-cell office:value-type="string">
            <text:p>M001_004</text:p>
          </table:table-cell>
          <table:table-cell office:value-type="string">
            <text:p>dikemelakangka stok disikap langkar bawan ninting minggu ferdinand kemari dipechah gurantee merchun saeh sejuk sebidang gines jurus razak </text:p>
          </table:table-cell>
          <table:table-cell office:value-type="string">
            <text:p>ibm001_004</text:p>
          </table:table-cell>
        </table:table-row>
        <table:table-row table:style-name="ro4">
          <table:table-cell table:style-name="ce1" office:value-type="float" office:value="5">
            <text:p>5</text:p>
          </table:table-cell>
          <table:table-cell office:value-type="string">
            <text:p>Taja pia iya madah ke pemutus pasal pekara tuk bepanggai ba menteri besai enggau pemisi belanja</text:p>
          </table:table-cell>
          <table:table-cell office:value-type="string">
            <text:p>M001_005</text:p>
          </table:table-cell>
          <table:table-cell office:value-type="string">
            <text:p>tajapia iman lakka pemutus pasal excavator bepangan serba menijing rusak inau bepemisi lanyau </text:p>
          </table:table-cell>
          <table:table-cell office:value-type="string">
            <text:p>ibm001_005</text:p>
          </table:table-cell>
        </table:table-row>
        <table:table-row table:style-name="ro4">
          <table:table-cell table:style-name="ce1" office:value-type="string">
            <text:p>6a</text:p>
          </table:table-cell>
          <table:table-cell office:value-type="string">
            <text:p>Tan Sri Muhidin madah ka langgur pengawa ti nyadung ke BR satu M kedua kali nya. </text:p>
          </table:table-cell>
          <table:table-cell office:value-type="string">
            <text:p>M001_006</text:p>
          </table:table-cell>
          <table:table-cell office:value-type="string">
            <text:p>tak diseridi menijing manakala tanggungpengawa tinggang ngurangka irb ansah jkmb kendua salimiah </text:p>
          </table:table-cell>
          <table:table-cell office:value-type="string">
            <text:p>ibm001_006</text:p>
          </table:table-cell>
        </table:table-row>
        <table:table-row table:style-name="ro6">
          <table:table-cell table:style-name="ce1" office:value-type="string">
            <text:p>6b</text:p>
          </table:table-cell>
          <table:table-cell office:value-type="string">
            <text:p>dipansut ke bala kaban parlimen senator enggau bala tuai ke bukai ti madah ke BR satu M nya endang jalai ke pemadu manah dikena ngurang ke pemerat belanja ti diasai ka rakyat</text:p>
          </table:table-cell>
          <table:table-cell office:value-type="string">
            <text:p>M001_007</text:p>
          </table:table-cell>
          <table:table-cell office:value-type="string">
            <text:p>dimasukka embawang kabar parliman senentara now bau tuai tembuka ahi timah kebing asean-china medaan jamain jenama rumah-rumah ditegam muangka pemetaan belajar kiding sayeed perayaan </text:p>
          </table:table-cell>
          <table:table-cell office:value-type="string">
            <text:p>ibm001_007</text:p>
          </table:table-cell>
        </table:table-row>
        <table:table-row table:style-name="ro3">
          <table:table-cell table:style-name="ce1" office:value-type="float" office:value="7">
            <text:p>7</text:p>
          </table:table-cell>
          <table:table-cell office:value-type="string">
            <text:p>Iya mansut ke jaku tuk ngagai pengarang berita udah iya ke begempuru enggau mensia mayuh di Gombak saritu tadi</text:p>
          </table:table-cell>
          <table:table-cell office:value-type="string">
            <text:p>M001_008</text:p>
          </table:table-cell>
          <table:table-cell office:value-type="string">
            <text:p>pmr seiku-seiku songan keceriaan bidang udah-udah gabong gempuru jaweng besemak juah ditumbak saharitu sari </text:p>
          </table:table-cell>
          <table:table-cell office:value-type="string">
            <text:p>ibm001_008</text:p>
          </table:table-cell>
        </table:table-row>
        <table:table-row table:style-name="ro6">
          <table:table-cell table:style-name="ce1" office:value-type="float" office:value="8">
            <text:p>8</text:p>
          </table:table-cell>
          <table:table-cell office:value-type="string">
            <text:p>Tan Sri Muhidin madah ka perintah Barisan Nasional udah ngena belanja lebih ari dua bilion ringgit dikena meri bantu duit bantu BR satu M ngagai empat poin tujuh juta pintu ruang bilik</text:p>
          </table:table-cell>
          <table:table-cell office:value-type="string">
            <text:p>M001_009</text:p>
          </table:table-cell>
          <table:table-cell office:value-type="string">
            <text:p>tahap seliman cdm madahka perintah barisan anggas binaan bedarah duranda alur bidari juboh billion ringin dikenang limbang dugulu sepanduk brs cultural skmtpa betuju ngejungka biju wandylia </text:p>
          </table:table-cell>
          <table:table-cell office:value-type="string">
            <text:p>ibm001_009</text:p>
          </table:table-cell>
        </table:table-row>
        <table:table-row table:style-name="ro7">
          <table:table-cell table:style-name="ce1" office:value-type="float" office:value="9">
            <text:p>9</text:p>
          </table:table-cell>
          <table:table-cell office:value-type="string">
            <text:p>kelimpah ari nya, perintah mega bisi meri baucer bup satu Malaysia dua ratus ringgit ngagai satu poin tiga juta iku nembiak universiti enggau nembiak form enam sereta meri duit tulung seratus ringgit ngagai lima poin tiga iko nembiak</text:p>
          </table:table-cell>
          <table:table-cell office:value-type="string">
            <text:p>M001_010</text:p>
          </table:table-cell>
          <table:table-cell office:value-type="string">
            <text:p>kelimpah harina perintah ngeruga disiplin baucher embong salt semalaysia dua untuk selimin kan daresah chelum penyidi dangdut california universiti medaan tebiang entulang serantau berindik kurung salak trus berindik kadeli ngambong dijali kuok nembiak </text:p>
          </table:table-cell>
          <table:table-cell office:value-type="string">
            <text:p>ibm001_010</text:p>
          </table:table-cell>
        </table:table-row>
        <table:table-row table:style-name="ro2">
          <table:table-cell table:style-name="ce1" office:value-type="float" office:value="10">
            <text:p>10</text:p>
          </table:table-cell>
          <table:table-cell office:value-type="string">
            <text:p>sekula primari enggai secondari</text:p>
          </table:table-cell>
          <table:table-cell office:value-type="string">
            <text:p>M001_011</text:p>
          </table:table-cell>
          <table:table-cell office:value-type="string">
            <text:p>sekuau pengiring customary </text:p>
          </table:table-cell>
          <table:table-cell office:value-type="string">
            <text:p>ibm001_011</text:p>
          </table:table-cell>
        </table:table-row>
        <table:table-row table:style-name="ro6">
          <table:table-cell table:style-name="ce1" office:value-type="float" office:value="11">
            <text:p>11</text:p>
          </table:table-cell>
          <table:table-cell office:value-type="string">
            <text:p>bala apai indai patut cakah agi bejalai ka tanggung pengawa sida ti nyaga sereta ngemesai ka anak sida kelebih agi ba pekara runding enggau sosial anak sida lebuh sida nya ka agi mit</text:p>
          </table:table-cell>
          <table:table-cell office:value-type="string">
            <text:p>M001_012</text:p>
          </table:table-cell>
          <table:table-cell office:value-type="string">
            <text:p>mejawah terima directors tunsang kamaluddin bejalaika injunction prosedur chik nyanggau sengkuang ngemesaika emas sidang aktivit dirba dikarang runding nawang sosio rahmah sida lebur sidanya nukar dimin </text:p>
          </table:table-cell>
          <table:table-cell office:value-type="string">
            <text:p>ibm001_012</text:p>
          </table:table-cell>
        </table:table-row>
        <table:table-row table:style-name="ro3">
          <table:table-cell table:style-name="ce1" office:value-type="float" office:value="12">
            <text:p>12</text:p>
          </table:table-cell>
          <table:table-cell office:value-type="string">
            <text:p>Menteri Pengintu Pengelantang Pendiau Mensia Mayuh Orang Indu enggau Pemandang Ruang Bilik Datuk Hajah Fatimah Abdullah</text:p>
          </table:table-cell>
          <table:table-cell office:value-type="string">
            <text:p>M001_013</text:p>
          </table:table-cell>
          <table:table-cell office:value-type="string">
            <text:p>meng saritu dintu pengelantang pendiau mensia samarindah burak lindungan pemangsang wandylia daesco hajah fadzillah abdullah </text:p>
          </table:table-cell>
          <table:table-cell office:value-type="string">
            <text:p>ibm001_013</text:p>
          </table:table-cell>
        </table:table-row>
        <table:table-row table:style-name="ro3">
          <table:table-cell table:style-name="ce1" office:value-type="float" office:value="13">
            <text:p>13</text:p>
          </table:table-cell>
          <table:table-cell office:value-type="string">
            <text:p>madah ka saup ari bala apai indai ulih nulung ngangkat ka pemansang runding enggau intelektual anak sida</text:p>
          </table:table-cell>
          <table:table-cell office:value-type="string">
            <text:p>M001_014</text:p>
          </table:table-cell>
          <table:table-cell office:value-type="string">
            <text:p>madahka saweng upah didawa bidari kuleh blue ngemansangkah pemangsang ngerunding nyaut intellectual sheema sijah </text:p>
          </table:table-cell>
          <table:table-cell office:value-type="string">
            <text:p>ibm001_014</text:p>
          </table:table-cell>
        </table:table-row>
        <table:table-row table:style-name="ro3">
          <table:table-cell table:style-name="ce1" office:value-type="float" office:value="14">
            <text:p>14</text:p>
          </table:table-cell>
          <table:table-cell office:value-type="string">
            <text:p>Iya mansut ke jaku tuk lebuh iya ke ngelancar ka Fourth Childhood Intervention Conference NECIC ke diatur di Sibu saritu tadi</text:p>
          </table:table-cell>
          <table:table-cell office:value-type="string">
            <text:p>M001_015</text:p>
          </table:table-cell>
          <table:table-cell office:value-type="string">
            <text:p>pmr sekeda bechuanka ngemansangkah forests al-kurdi intebiu siang kaunselors apin gcr vcd kedia tulis dibubuh sari tetarit </text:p>
          </table:table-cell>
          <table:table-cell office:value-type="string">
            <text:p>ibm001_015</text:p>
          </table:table-cell>
        </table:table-row>
        <table:table-row table:style-name="ro6">
          <table:table-cell table:style-name="ce1" office:value-type="float" office:value="15">
            <text:p>15</text:p>
          </table:table-cell>
          <table:table-cell office:value-type="string">
            <text:p>Datuk Hajah Fatimah madah ke diri lantang bendar ati laban apai indai nembiak ti bisi anak ke timpang pendiau sereta masuk nyadi kaban sekeda gerempung pemulai pemanah pendiau diatu </text:p>
          </table:table-cell>
          <table:table-cell office:value-type="string">
            <text:p>M001_016</text:p>
          </table:table-cell>
          <table:table-cell office:value-type="string">
            <text:p>culture hajah fatimah madahkan dilantak bedarat ti laban bawan terbaik nyendia tdc ahmad setimbang diau serentak ngasoh nyadi kandang setengan gelembung kumulatif pemanah pendiau tien to </text:p>
          </table:table-cell>
          <table:table-cell office:value-type="string">
            <text:p>ibm001_016</text:p>
          </table:table-cell>
        </table:table-row>
        <table:table-row table:style-name="ro2">
          <table:table-cell table:style-name="ce1" office:value-type="float" office:value="16">
            <text:p>16</text:p>
          </table:table-cell>
          <table:table-cell office:value-type="string">
            <text:p>udah majak nambah</text:p>
          </table:table-cell>
          <table:table-cell office:value-type="string">
            <text:p>M001_017</text:p>
          </table:table-cell>
          <table:table-cell office:value-type="string">
            <text:p>pudang majang nambah </text:p>
          </table:table-cell>
          <table:table-cell office:value-type="string">
            <text:p>ibm001_017</text:p>
          </table:table-cell>
        </table:table-row>
        <table:table-row table:style-name="ro4">
          <table:table-cell table:style-name="ce1" office:value-type="float" office:value="17">
            <text:p>17</text:p>
          </table:table-cell>
          <table:table-cell office:value-type="string">
            <text:p>iya madah ke pekara ke bansa tuk beguna bendar dikena ngemansang raban nembiak ke timpang pendiau</text:p>
          </table:table-cell>
          <table:table-cell office:value-type="string">
            <text:p>M001_018</text:p>
          </table:table-cell>
          <table:table-cell office:value-type="string">
            <text:p>dibalas gempur kala keba satok bunan genaan dikemedar ngemansang teladan bengih ketiga anthony anggur </text:p>
          </table:table-cell>
          <table:table-cell office:value-type="string">
            <text:p>ibm001_018</text:p>
          </table:table-cell>
        </table:table-row>
        <table:table-row table:style-name="ro8" table:number-rows-repeated="1048556">
          <table:table-cell table:number-columns-repeated="5"/>
        </table:table-row>
        <table:table-row table:style-name="ro8">
          <table:table-cell table:number-columns-repeated="5"/>
        </table:table-row>
      </table:table>
      <table:table table:name="Sheet2" table:style-name="ta1">
        <table:table-column table:style-name="co1" table:default-cell-style-name="Default"/>
        <table:table-row table:style-name="ro5">
          <table:table-cell/>
        </table:table-row>
      </table:table>
      <table:table table:name="Sheet3" table:style-name="ta1">
        <table:table-column table:style-name="co1" table:default-cell-style-name="Default"/>
        <table:table-row table:style-name="ro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h </meta:initial-creator>
    <meta:creation-date>2013-04-09T18:26:14</meta:creation-date>
    <dc:date>2013-04-26T15:46:20</dc:date>
    <dc:creator>sarah </dc:creator>
    <meta:editing-duration>PT15M15S</meta:editing-duration>
    <meta:editing-cycles>2</meta:editing-cycles>
    <meta:generator>LibreOffice/3.5$Linux_x86 LibreOffice_project/350m1$Build-2</meta:generator>
    <meta:document-statistic meta:table-count="3" meta:cell-count="94" meta:object-count="0"/>
  </office:meta>
</office:document-meta>
</file>